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B000001F422728961.jpg" manifest:media-type="image/jpeg"/>
  <manifest:file-entry manifest:full-path="Pictures/100000000000016C000001EFF93EE27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63cm" svg:height="13.096cm" svg:x="18.992cm" svg:y="1.635cm">
          <draw:image xlink:href="Pictures/100000000000016C000001EFF93EE274.jpg" xlink:type="simple" xlink:show="embed" xlink:actuate="onLoad" draw:mime-type="image/jpeg">
            <text:p/>
          </draw:image>
        </draw:frame>
        <draw:frame draw:style-name="gr1" draw:text-style-name="P1" draw:layer="layout" svg:width="17.647cm" svg:height="13.228cm" svg:x="1.45cm" svg:y="1.635cm">
          <draw:image xlink:href="Pictures/100000000000029B000001F42272896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9T14:17:37.515064574</meta:creation-date>
    <dc:date>2025-11-09T14:21:20.043484010</dc:date>
    <meta:editing-duration>PT3M49S</meta:editing-duration>
    <meta:editing-cycles>1</meta:editing-cycles>
    <meta:document-statistic meta:object-count="2"/>
    <meta:generator>LibreOffice/24.2.7.2$Linux_X86_64 LibreOffice_project/420$Build-2</meta:generator>
  </office:meta>
</office:document-meta>
</file>